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2600000226DC7DF737BFCBDECF.png" manifest:media-type="image/png"/>
  <manifest:file-entry manifest:full-path="Pictures/100000000000020000000200B7DA4DD4BAECD386.jpg" manifest:media-type="image/jpeg"/>
  <manifest:file-entry manifest:full-path="Pictures/10000000000000080000000820A1E16DA75ED13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1.875cm" fo:min-width="11.849cm" fo:wrap-option="wrap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9.688cm" fo:min-width="0.005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54cm" fo:min-width="0cm" fo:padding-top="0.142cm" fo:padding-bottom="0.142cm" fo:padding-left="0.267cm" fo:padding-right="0.267cm" fo:wrap-option="wrap"/>
    </style:style>
    <style:style style:name="gr4" style:family="graphic" style:parent-style-name="objectwithoutfill">
      <style:graphic-properties draw:stroke="dash" draw:stroke-dash="Long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Object_20_with_20_no_20_fill_20_and_20_no_20_line">
      <style:graphic-properties draw:fill="none" draw:fill-color="#ffffff" draw:textarea-horizontal-align="center" draw:textarea-vertical-align="middle" draw:ole-draw-aspect="1" style:protect="siz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068cm" fo:min-width="0.33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463cm" svg:height="17.145cm" svg:x="1.401cm" svg:y="1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13cm" svg:height="10.146cm" draw:transform="skewX (-0.000174532925199416) rotate (0.928340629135784) translate (9.587cm 8.994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476cm" svg:height="0.476cm" svg:x="9.967cm" svg:y="8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0.201cm" svg:y1="9.058cm" svg:x2="10.201cm" svg:y2="19.535cm">
          <text:p/>
        </draw:line>
        <draw:ellipse draw:style-name="gr5" draw:text-style-name="P3" draw:layer="layout" svg:width="4.758cm" svg:height="2.778cm" draw:transform="rotate (0.00855211333477221) translate (9.09cm 9.781cm)" draw:kind="arc" draw:start-angle="240.36" draw:end-angle="327.12">
          <text:p/>
        </draw:ellipse>
        <draw:frame draw:style-name="gr6" draw:text-style-name="P4" draw:layer="layout" svg:width="0.794cm" svg:height="0.88cm" svg:x="10.767cm" svg:y="10.9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5" draw:layer="layout" svg:width="6.902cm" svg:height="1.784cm" svg:x="12.513cm" svg:y="17.94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4" draw:layer="layout" svg:width="5.526cm" svg:height="5.526cm" draw:transform="rotate (-0.561472420366576) translate (12.598cm 11.598cm)">
          <draw:image xlink:href="Pictures/100000010000022600000226DC7DF737BFCBDECF.png" xlink:type="simple" xlink:show="embed" xlink:actuate="onLoad" draw:mime-type="image/png">
            <text:p/>
          </draw:image>
        </draw:frame>
        <draw:custom-shape draw:style-name="gr9" draw:text-style-name="P3" draw:layer="layout" svg:width="0.953cm" svg:height="0.635cm" svg:x="17.275cm" svg:y="14.1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0.572cm" svg:height="0.859cm" svg:x="14.101cm" svg:y="11.69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fill-image draw:name="_35__20_Percent" draw:display-name="5 Percent" xlink:href="Pictures/10000000000000080000000820A1E16DA75ED138.png" xlink:type="simple" xlink:show="embed" xlink:actuate="onLoad"/>
    <draw:fill-image draw:name="Painted_20_White" draw:display-name="Painted White" xlink:href="Pictures/100000000000020000000200B7DA4DD4BAECD386.jpg" xlink:type="simple" xlink:show="embed" xlink:actuate="onLoad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7T21:42:47.454385759</meta:creation-date>
    <dc:date>2023-02-08T21:45:05.973623443</dc:date>
    <meta:editing-duration>PT8H9M44S</meta:editing-duration>
    <meta:editing-cycles>1</meta:editing-cycles>
    <meta:document-statistic meta:object-count="10"/>
    <meta:generator>LibreOffice/7.3.7.2$Linux_X86_64 LibreOffice_project/30$Build-2</meta:generator>
  </office:meta>
</office:document-meta>
</file>

<file path=Object 1/content.xml><?xml version="1.0" encoding="utf-8"?>
<math xmlns="http://www.w3.org/1998/Math/MathML" display="block">
  <semantics>
    <mi>θ</mi>
    <annotation encoding="StarMath 5.0">%theta </annotation>
  </semantics>
</math>
</file>

<file path=Object 2/content.xml><?xml version="1.0" encoding="utf-8"?>
<math xmlns="http://www.w3.org/1998/Math/MathML" display="block">
  <semantics>
    <mrow>
      <mi>k</mi>
      <mi>sin</mi>
      <mi>θ</mi>
      <mrow>
        <munder>
          <mo stretchy="false">∑</mo>
          <mi>n</mi>
        </munder>
        <mi>δ</mi>
      </mrow>
      <mrow>
        <mo fence="true" form="prefix" stretchy="false">(</mo>
        <mrow>
          <mrow>
            <mrow>
              <mi>t</mi>
              <mo stretchy="false">−</mo>
              <mi>n</mi>
            </mrow>
            <mi>τ</mi>
          </mrow>
        </mrow>
        <mo fence="true" form="postfix" stretchy="false">)</mo>
      </mrow>
    </mrow>
    <annotation encoding="StarMath 5.0">k sin %theta sum from{n} %delta (t - n%tau)</annotation>
  </semantics>
</math>
</file>

<file path=Object 3/content.xml><?xml version="1.0" encoding="utf-8"?>
<math xmlns="http://www.w3.org/1998/Math/MathML" display="block">
  <semantics>
    <mi>I</mi>
    <annotation encoding="StarMath 5.0">I</annotation>
  </semantics>
</math>
</file>